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99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5" style:family="table-cell">
      <style:table-cell-properties fo:background-color="#99ff66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df58" officeooo:paragraph-rsid="0011df58"/>
    </style:style>
    <style:style style:name="P2" style:family="paragraph" style:parent-style-name="Standard">
      <style:text-properties officeooo:rsid="0011df58" officeooo:paragraph-rsid="0012b421"/>
    </style:style>
    <style:style style:name="P3" style:family="paragraph" style:parent-style-name="Standard">
      <style:text-properties officeooo:rsid="0011df58" officeooo:paragraph-rsid="00149a49"/>
    </style:style>
    <style:style style:name="P4" style:family="paragraph" style:parent-style-name="Standard">
      <style:text-properties officeooo:rsid="0011df58" officeooo:paragraph-rsid="00150cf0"/>
    </style:style>
    <style:style style:name="P5" style:family="paragraph" style:parent-style-name="Standard">
      <style:text-properties officeooo:rsid="0011df58" officeooo:paragraph-rsid="00168224"/>
    </style:style>
    <style:style style:name="P6" style:family="paragraph" style:parent-style-name="Standard">
      <style:text-properties officeooo:rsid="0011df58" officeooo:paragraph-rsid="0019d76a"/>
    </style:style>
    <style:style style:name="P7" style:family="paragraph" style:parent-style-name="Standard">
      <style:text-properties officeooo:paragraph-rsid="0011df58"/>
    </style:style>
    <style:style style:name="P8" style:family="paragraph" style:parent-style-name="Standard">
      <style:text-properties officeooo:paragraph-rsid="00149a49"/>
    </style:style>
    <style:style style:name="P9" style:family="paragraph" style:parent-style-name="Standard">
      <style:text-properties officeooo:rsid="00168224" officeooo:paragraph-rsid="0012b421"/>
    </style:style>
    <style:style style:name="P10" style:family="paragraph" style:parent-style-name="Standard">
      <style:text-properties officeooo:rsid="00168224" officeooo:paragraph-rsid="0019d76a"/>
    </style:style>
    <style:style style:name="P11" style:family="paragraph" style:parent-style-name="Standard">
      <style:text-properties officeooo:rsid="0019cc14" officeooo:paragraph-rsid="0019cc14"/>
    </style:style>
    <style:style style:name="P12" style:family="paragraph" style:parent-style-name="Standard">
      <style:paragraph-properties fo:text-align="center" style:justify-single-word="false"/>
      <style:text-properties officeooo:rsid="0019cc14" officeooo:paragraph-rsid="0019cc14"/>
    </style:style>
    <style:style style:name="P13" style:family="paragraph" style:parent-style-name="Standard">
      <style:text-properties fo:font-style="italic" officeooo:rsid="0019cc14" officeooo:paragraph-rsid="0019cc14" style:font-style-asian="italic" style:font-style-complex="italic"/>
    </style:style>
    <style:style style:name="P14" style:family="paragraph" style:parent-style-name="Standard">
      <style:text-properties officeooo:rsid="0019d76a" officeooo:paragraph-rsid="0019d76a"/>
    </style:style>
    <style:style style:name="P15" style:family="paragraph" style:parent-style-name="Standard">
      <style:text-properties officeooo:rsid="001b18ef" officeooo:paragraph-rsid="001b18ef"/>
    </style:style>
    <style:style style:name="P16" style:family="paragraph" style:parent-style-name="Standard">
      <style:paragraph-properties fo:break-before="page"/>
      <style:text-properties officeooo:rsid="00168224" officeooo:paragraph-rsid="00168224"/>
    </style:style>
    <style:style style:name="P17" style:family="paragraph" style:parent-style-name="Table_20_Contents">
      <style:paragraph-properties fo:text-align="center" style:justify-single-word="false"/>
      <style:text-properties officeooo:rsid="00168224" officeooo:paragraph-rsid="00168224"/>
    </style:style>
    <style:style style:name="P18" style:family="paragraph" style:parent-style-name="Table_20_Contents">
      <style:paragraph-properties fo:text-align="center" style:justify-single-word="false"/>
      <style:text-properties officeooo:rsid="0018324b" officeooo:paragraph-rsid="0018324b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68224" officeooo:paragraph-rsid="00168224" style:font-weight-asian="bold" style:font-weight-complex="bold"/>
    </style:style>
    <style:style style:name="T1" style:family="text">
      <style:text-properties officeooo:rsid="0011df5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1df58"/>
    </style:style>
    <style:style style:name="T4" style:family="text">
      <style:text-properties style:text-position="super 58%" officeooo:rsid="0012b421"/>
    </style:style>
    <style:style style:name="T5" style:family="text">
      <style:text-properties style:text-position="super 58%" officeooo:rsid="00149a49"/>
    </style:style>
    <style:style style:name="T6" style:family="text">
      <style:text-properties style:text-position="super 58%" officeooo:rsid="0015092a"/>
    </style:style>
    <style:style style:name="T7" style:family="text">
      <style:text-properties style:text-position="super 58%" officeooo:rsid="00150cf0"/>
    </style:style>
    <style:style style:name="T8" style:family="text">
      <style:text-properties style:text-position="super 58%" officeooo:rsid="0018324b"/>
    </style:style>
    <style:style style:name="T9" style:family="text">
      <style:text-properties style:text-position="super 58%" officeooo:rsid="0019d76a"/>
    </style:style>
    <style:style style:name="T10" style:family="text">
      <style:text-properties officeooo:rsid="0012b421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2b421"/>
    </style:style>
    <style:style style:name="T13" style:family="text">
      <style:text-properties style:text-position="sub 58%" officeooo:rsid="0015092a"/>
    </style:style>
    <style:style style:name="T14" style:family="text">
      <style:text-properties style:text-position="sub 58%" officeooo:rsid="00150cf0"/>
    </style:style>
    <style:style style:name="T15" style:family="text">
      <style:text-properties style:text-position="sub 58%" officeooo:rsid="0018324b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2b421"/>
    </style:style>
    <style:style style:name="T18" style:family="text">
      <style:text-properties style:text-position="0% 100%" officeooo:rsid="0015092a"/>
    </style:style>
    <style:style style:name="T19" style:family="text">
      <style:text-properties style:text-position="0% 100%" officeooo:rsid="00150cf0"/>
    </style:style>
    <style:style style:name="T20" style:family="text">
      <style:text-properties style:text-position="0% 100%" officeooo:rsid="0018324b"/>
    </style:style>
    <style:style style:name="T21" style:family="text">
      <style:text-properties style:text-position="0% 100%" officeooo:rsid="0019301d"/>
    </style:style>
    <style:style style:name="T22" style:family="text">
      <style:text-properties style:text-position="0% 100%" officeooo:rsid="0019d76a"/>
    </style:style>
    <style:style style:name="T23" style:family="text">
      <style:text-properties style:text-position="0% 100%" officeooo:rsid="001b18ef"/>
    </style:style>
    <style:style style:name="T24" style:family="text">
      <style:text-properties officeooo:rsid="00149a49"/>
    </style:style>
    <style:style style:name="T25" style:family="text">
      <style:text-properties officeooo:rsid="0015092a"/>
    </style:style>
    <style:style style:name="T26" style:family="text">
      <style:text-properties officeooo:rsid="00168224"/>
    </style:style>
    <style:style style:name="T27" style:family="text">
      <style:text-properties officeooo:rsid="0019cc14"/>
    </style:style>
    <style:style style:name="T28" style:family="text">
      <style:text-properties officeooo:rsid="0019d7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gral of Polynomial Product</text:p>
      <text:p text:style-name="P12">by Sven Nilsen, 2020</text:p>
      <text:p text:style-name="P1"/>
      <text:p text:style-name="P13">In this paper I derive the integral formula for polynomial product.</text:p>
      <text:p text:style-name="P1"/>
      <text:p text:style-name="P11">The integral formual for polynomial product is the following:</text:p>
      <text:p text:style-name="P1"/>
      <text:p text:style-name="P6"><text:tab/>∫ ∑ <text:span text:style-name="T25">i n { a</text:span><text:span text:style-name="T13">i</text:span><text:span text:style-name="T25">x</text:span><text:span text:style-name="T6">i</text:span><text:span text:style-name="T25"> } </text:span>·<text:span text:style-name="T25"> ∑ j n { b</text:span><text:span text:style-name="T14">j</text:span><text:span text:style-name="T25">x</text:span><text:span text:style-name="T7">j</text:span><text:span text:style-name="T25"> } dx<text:tab/>=&gt;<text:tab/></text:span>∑ <text:span text:style-name="T25">i 2n-1 { </text:span><text:span text:style-name="T19">(i+1)</text:span><text:span text:style-name="T7">-1</text:span><text:span text:style-name="T19"> </text:span><text:span text:style-name="T16">∑ </text:span><text:span text:style-name="T20">j i</text:span><text:span text:style-name="T21">+1</text:span><text:span text:style-name="T20"> { </text:span><text:span text:style-name="T18">a</text:span><text:span text:style-name="T13">i-</text:span><text:span text:style-name="T15">j</text:span><text:span text:style-name="T18">b</text:span><text:span text:style-name="T14">j</text:span><text:span text:style-name="T19"> </text:span><text:span text:style-name="T20">} </text:span><text:span text:style-name="T18">x</text:span><text:span text:style-name="T6">i</text:span><text:span text:style-name="T8">+1</text:span><text:span text:style-name="T25"> } + C</text:span></text:p>
      <text:p text:style-name="P1"/>
      <text:p text:style-name="P11">The rest of this paper is a <text:span text:style-name="T28">proof of this formula.</text:span></text:p>
      <text:p text:style-name="P1"/>
      <text:p text:style-name="P1">When <text:span text:style-name="T27">one</text:span> take<text:span text:style-name="T27">s</text:span> the integral of the form:</text:p>
      <text:p text:style-name="Standard"/>
      <text:p text:style-name="Standard"><text:tab/>∫ <text:span text:style-name="T1">f(x) · g(x) dx</text:span></text:p>
      <text:p text:style-name="Standard"/>
      <text:p text:style-name="Standard"><text:tab/><text:span text:style-name="T1">f : T → T</text:span></text:p>
      <text:p text:style-name="Standard"><text:tab/><text:span text:style-name="T1">g : T → T</text:span></text:p>
      <text:p text:style-name="Standard"/>
      <text:p text:style-name="P1"><text:span text:style-name="T27">One</text:span> want<text:span text:style-name="T27">s</text:span> to <text:span text:style-name="T28">first</text:span> “normalize” the product such that <text:span text:style-name="T28">it becomes a function of a single variable</text:span>:</text:p>
      <text:p text:style-name="Standard"/>
      <text:p text:style-name="P7"><text:tab/><text:span text:style-name="T1">mul[f</text:span><text:span text:style-name="T3">-1</text:span><text:span text:style-name="T1"> ⨯ g</text:span><text:span text:style-name="T3">-1</text:span><text:span text:style-name="T1"> → id]{eq}[id ⨯ unit → id] : T → T</text:span></text:p>
      <text:p text:style-name="Standard"/>
      <text:p text:style-name="Standard"><text:tab/><text:span text:style-name="T1">mul[f</text:span><text:span text:style-name="T3">-1</text:span><text:span text:style-name="T1"> ⨯ g</text:span><text:span text:style-name="T3">-1</text:span><text:span text:style-name="T1"> → id] &lt;=&gt; h</text:span></text:p>
      <text:p text:style-name="Standard"/>
      <text:p text:style-name="Standard"><text:tab/><text:span text:style-name="T1">mul(a, b) = h(f</text:span><text:span text:style-name="T3">-1</text:span><text:span text:style-name="T1">(a), g</text:span><text:span text:style-name="T3">-1</text:span><text:span text:style-name="T1">(b))</text:span></text:p>
      <text:p text:style-name="Standard"/>
      <text:p text:style-name="Standard"><text:tab/><text:span text:style-name="T1">h(f</text:span><text:span text:style-name="T3">-1</text:span><text:span text:style-name="T1">(f(x)), g</text:span><text:span text:style-name="T3">-1</text:span><text:span text:style-name="T1">(g(x)) &lt;=&gt; h(x, x)</text:span></text:p>
      <text:p text:style-name="Standard"/>
      <text:p text:style-name="P7"><text:tab/><text:span text:style-name="T1">h{eq}[id ⨯ unit → id] =&gt; h’(x)</text:span></text:p>
      <text:p text:style-name="P7"/>
      <text:p text:style-name="P1">For example:</text:p>
      <text:p text:style-name="P7"/>
      <text:p text:style-name="P1"><text:tab/>f(x) = <text:span text:style-name="T10">k</text:span><text:span text:style-name="T12">f</text:span>x<text:tab/><text:tab/>f<text:span text:style-name="T2">-1</text:span>(x) = <text:span text:style-name="T10">k</text:span><text:span text:style-name="T12">f</text:span><text:span text:style-name="T4">-1</text:span>x</text:p>
      <text:p text:style-name="P1"><text:tab/>g(x) = <text:span text:style-name="T10">k</text:span><text:span text:style-name="T12">g</text:span>x<text:tab/><text:tab/>g<text:span text:style-name="T2">-1</text:span>(x) = <text:span text:style-name="T10">k</text:span><text:span text:style-name="T12">g</text:span><text:span text:style-name="T4">-1</text:span>x</text:p>
      <text:p text:style-name="P1"/>
      <text:p text:style-name="P1"><text:tab/>mul(a, b) = h(f<text:span text:style-name="T2">-1</text:span>(a), g<text:span text:style-name="T2">-1</text:span>(b))</text:p>
      <text:p text:style-name="P2"><text:tab/>mul(a, b) = h(<text:span text:style-name="T10">k</text:span><text:span text:style-name="T12">f</text:span><text:span text:style-name="T4">-1</text:span><text:span text:style-name="T10">a</text:span>, <text:span text:style-name="T10">k</text:span><text:span text:style-name="T12">g</text:span><text:span text:style-name="T4">-1</text:span><text:span text:style-name="T10">b</text:span>)</text:p>
      <text:p text:style-name="P2"><text:tab/><text:span text:style-name="T10">mul(k</text:span><text:span text:style-name="T12">f</text:span><text:span text:style-name="T10">a, k</text:span><text:span text:style-name="T12">g</text:span><text:span text:style-name="T10">b) = h(a, b)<text:tab/><text:tab/><text:tab/>Substituting `a =&gt; k</text:span><text:span text:style-name="T12">f</text:span><text:span text:style-name="T10">a` and `b =&gt; k</text:span><text:span text:style-name="T12">g</text:span><text:span text:style-name="T10">b`</text:span></text:p>
      <text:p text:style-name="P2"><text:tab/><text:span text:style-name="T10">k</text:span><text:span text:style-name="T12">f</text:span><text:span text:style-name="T10"> · k</text:span><text:span text:style-name="T12">g</text:span><text:span text:style-name="T10"> · mul(a, b) = h(a, b)</text:span></text:p>
      <text:p text:style-name="P2"><text:tab/><text:span text:style-name="T10">h &lt;=&gt; (· k</text:span><text:span text:style-name="T12">f</text:span><text:span text:style-name="T17">k</text:span><text:span text:style-name="T12">g</text:span><text:span text:style-name="T10">) · mul</text:span></text:p>
      <text:p text:style-name="P2"/>
      <text:p text:style-name="P2"><text:tab/><text:span text:style-name="T28">((· k</text:span><text:span text:style-name="T12">f</text:span><text:span text:style-name="T17">k</text:span><text:span text:style-name="T12">g</text:span><text:span text:style-name="T10">) · mul){eq}</text:span>[id ⨯ unit → id]</text:p>
      <text:p text:style-name="P6"><text:tab/><text:span text:style-name="T28">(· k</text:span><text:span text:style-name="T12">f</text:span><text:span text:style-name="T17">k</text:span><text:span text:style-name="T12">g</text:span><text:span text:style-name="T10">) · mul{eq}</text:span>[id ⨯ unit → id]</text:p>
      <text:p text:style-name="P2"><text:tab/><text:span text:style-name="T10">(· k</text:span><text:span text:style-name="T12">f</text:span><text:span text:style-name="T17">k</text:span><text:span text:style-name="T12">g</text:span><text:span text:style-name="T10">) · (pow 2)</text:span></text:p>
      <text:p text:style-name="P9"/>
      <text:p text:style-name="P10"><text:tab/><text:span text:style-name="T28">h’(x) = <text:s/>k</text:span><text:span text:style-name="T12">f</text:span><text:span text:style-name="T17">k</text:span><text:span text:style-name="T12">g</text:span><text:span text:style-name="T22">x</text:span><text:span text:style-name="T9">2</text:span></text:p>
      <text:p text:style-name="P16">Generalizing:</text:p>
      <text:p text:style-name="P8"/>
      <text:p text:style-name="P3"><text:tab/>f(x) = <text:span text:style-name="T10">k</text:span><text:span text:style-name="T12">f</text:span>x<text:span text:style-name="T5">n</text:span><text:tab/><text:tab/>f<text:span text:style-name="T2">-1</text:span>(x) = <text:span text:style-name="T10">k</text:span><text:span text:style-name="T12">f</text:span><text:span text:style-name="T4">-1/</text:span><text:span text:style-name="T5">n</text:span>x<text:span text:style-name="T5">1/n</text:span></text:p>
      <text:p text:style-name="P3"><text:tab/>g(x) = <text:span text:style-name="T10">k</text:span><text:span text:style-name="T12">g</text:span>x<text:span text:style-name="T5">m</text:span><text:tab/><text:tab/>g<text:span text:style-name="T2">-1</text:span>(x) = <text:span text:style-name="T10">k</text:span><text:span text:style-name="T12">g</text:span><text:span text:style-name="T4">-1/</text:span><text:span text:style-name="T5">m</text:span>x<text:span text:style-name="T5">1/m</text:span></text:p>
      <text:p text:style-name="P3"/>
      <text:p text:style-name="P3"><text:tab/>mul(a, b) = h(f<text:span text:style-name="T2">-1</text:span>(a), g<text:span text:style-name="T2">-1</text:span>(b))</text:p>
      <text:p text:style-name="P3"><text:tab/>mul(a, b) = h(<text:span text:style-name="T10">k</text:span><text:span text:style-name="T12">f</text:span><text:span text:style-name="T4">-1/</text:span><text:span text:style-name="T5">n</text:span><text:span text:style-name="T10">a</text:span><text:span text:style-name="T4">1/n</text:span>, <text:span text:style-name="T10">k</text:span><text:span text:style-name="T12">g</text:span><text:span text:style-name="T4">-1/</text:span><text:span text:style-name="T5">m</text:span><text:span text:style-name="T10">b</text:span><text:span text:style-name="T4">1/m</text:span>)</text:p>
      <text:p text:style-name="P3"><text:tab/><text:span text:style-name="T10">mul(k</text:span><text:span text:style-name="T12">f</text:span><text:span text:style-name="T10">a</text:span><text:span text:style-name="T4">n</text:span><text:span text:style-name="T10">, k</text:span><text:span text:style-name="T12">g</text:span><text:span text:style-name="T10">b</text:span><text:span text:style-name="T4">m</text:span><text:span text:style-name="T10">) = h(a, b)</text:span></text:p>
      <text:p text:style-name="P3"><text:tab/><text:span text:style-name="T10">k</text:span><text:span text:style-name="T12">f</text:span><text:span text:style-name="T10"> · k</text:span><text:span text:style-name="T12">g</text:span><text:span text:style-name="T10"> · mul(a</text:span><text:span text:style-name="T4">n</text:span><text:span text:style-name="T10">, b</text:span><text:span text:style-name="T5">m</text:span><text:span text:style-name="T10">) = h(a, b)</text:span></text:p>
      <text:p text:style-name="P3"><text:tab/><text:span text:style-name="T10">h &lt;=&gt; (· k</text:span><text:span text:style-name="T12">f</text:span><text:span text:style-name="T17">k</text:span><text:span text:style-name="T12">g</text:span><text:span text:style-name="T10">) · mul · ((pow n) ,</text:span> <text:span text:style-name="T24">(pow m))</text:span></text:p>
      <text:p text:style-name="P3"/>
      <text:p text:style-name="P3"><text:tab/><text:span text:style-name="T10">(· k</text:span><text:span text:style-name="T12">f</text:span><text:span text:style-name="T17">k</text:span><text:span text:style-name="T12">g</text:span><text:span text:style-name="T10">) · (mul · ((pow n),</text:span> <text:span text:style-name="T24">(pow m))){eq}</text:span>[id ⨯ unit → id]</text:p>
      <text:p text:style-name="P3"><text:tab/><text:span text:style-name="T10">(· k</text:span><text:span text:style-name="T12">f</text:span><text:span text:style-name="T17">k</text:span><text:span text:style-name="T12">g</text:span><text:span text:style-name="T10">) · (pow n + m)</text:span></text:p>
      <text:p text:style-name="P3"/>
      <text:p text:style-name="P5"><text:tab/><text:span text:style-name="T26">h’(x) = k</text:span><text:span text:style-name="T12">f</text:span><text:span text:style-name="T17">k</text:span><text:span text:style-name="T12">g</text:span><text:span text:style-name="T10">x</text:span><text:span text:style-name="T4">n+m</text:span></text:p>
      <text:p text:style-name="P3"/>
      <text:p text:style-name="P14">Now, one can derive the integral:</text:p>
      <text:p text:style-name="P3"/>
      <text:p text:style-name="P6"><text:tab/>∫ ∑ <text:span text:style-name="T25">i n { a</text:span><text:span text:style-name="T13">i</text:span><text:span text:style-name="T25">x</text:span><text:span text:style-name="T6">i</text:span><text:span text:style-name="T25"> } · ∑ j m { b</text:span><text:span text:style-name="T14">j</text:span><text:span text:style-name="T25">x</text:span><text:span text:style-name="T7">j</text:span><text:span text:style-name="T25"> } dx</text:span></text:p>
      <text:p text:style-name="P6"><text:tab/>∫ ∑ <text:span text:style-name="T25">i n { a</text:span><text:span text:style-name="T13">i</text:span><text:span text:style-name="T25">x</text:span><text:span text:style-name="T6">i</text:span><text:span text:style-name="T25"> · ∑ j m { b</text:span><text:span text:style-name="T14">j</text:span><text:span text:style-name="T25">x</text:span><text:span text:style-name="T7">j</text:span><text:span text:style-name="T25"> } } dx</text:span></text:p>
      <text:p text:style-name="P6"><text:tab/>∫ ∑ <text:span text:style-name="T25">i n { ∑ j m { a</text:span><text:span text:style-name="T13">i</text:span><text:span text:style-name="T25">x</text:span><text:span text:style-name="T6">i</text:span><text:span text:style-name="T18"> </text:span><text:span text:style-name="T17">· </text:span><text:span text:style-name="T25">b</text:span><text:span text:style-name="T14">j</text:span><text:span text:style-name="T25">x</text:span><text:span text:style-name="T7">j</text:span><text:span text:style-name="T25"> } } dx</text:span></text:p>
      <text:p text:style-name="P6"><text:tab/>∫ ∑ <text:span text:style-name="T25">i n, j m { a</text:span><text:span text:style-name="T13">i</text:span><text:span text:style-name="T25">x</text:span><text:span text:style-name="T6">i</text:span><text:span text:style-name="T18"> </text:span><text:span text:style-name="T17">· </text:span><text:span text:style-name="T25">b</text:span><text:span text:style-name="T14">j</text:span><text:span text:style-name="T25">x</text:span><text:span text:style-name="T7">j</text:span><text:span text:style-name="T25"> } dx</text:span></text:p>
      <text:p text:style-name="P4"><text:tab/>∫ ∑ <text:span text:style-name="T25">i n, j m { a</text:span><text:span text:style-name="T13">i</text:span><text:span text:style-name="T25">b</text:span><text:span text:style-name="T14">j</text:span><text:span text:style-name="T25">x</text:span><text:span text:style-name="T6">i+</text:span><text:span text:style-name="T7">j</text:span><text:span text:style-name="T25"> } dx<text:tab/><text:tab/><text:tab/>“Normalizing” to a single variable</text:span></text:p>
      <text:p text:style-name="P4"><text:tab/>∑ <text:span text:style-name="T25">i n, j m { </text:span>∫ <text:span text:style-name="T25">a</text:span><text:span text:style-name="T13">i</text:span><text:span text:style-name="T25">b</text:span><text:span text:style-name="T14">j</text:span><text:span text:style-name="T25">x</text:span><text:span text:style-name="T6">i+</text:span><text:span text:style-name="T7">j</text:span><text:span text:style-name="T19"> dx</text:span><text:span text:style-name="T25"> }</text:span></text:p>
      <text:p text:style-name="P4"><text:tab/>∑ <text:span text:style-name="T25">i n, j m { </text:span><text:span text:style-name="T18">a</text:span><text:span text:style-name="T13">i</text:span><text:span text:style-name="T18">b</text:span><text:span text:style-name="T14">j</text:span><text:span text:style-name="T19">(i+j+1)</text:span><text:span text:style-name="T7">-1</text:span><text:span text:style-name="T18">x</text:span><text:span text:style-name="T7">(</text:span><text:span text:style-name="T6">i+</text:span><text:span text:style-name="T7">j+1)</text:span><text:span text:style-name="T19"> </text:span><text:span text:style-name="T23">+ C</text:span><text:span text:style-name="T25"> }<text:tab/><text:tab/>Solving the integral using standard formula</text:span></text:p>
      <text:p text:style-name="P5"><text:tab/>∑ <text:span text:style-name="T25">i n, j m { </text:span><text:span text:style-name="T19">(i+j+1)</text:span><text:span text:style-name="T7">-1</text:span><text:span text:style-name="T18">a</text:span><text:span text:style-name="T13">i</text:span><text:span text:style-name="T18">b</text:span><text:span text:style-name="T14">j</text:span><text:span text:style-name="T18">x</text:span><text:span text:style-name="T7">(</text:span><text:span text:style-name="T6">i+</text:span><text:span text:style-name="T7">j+1)</text:span><text:span text:style-name="T25"> } + C</text:span></text:p>
      <text:p text:style-name="P4"/>
      <text:p text:style-name="P14">By writing down a table for these terms, one can see that terms of same power lies on a diagonal: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a<text:span text:style-name="T11">0</text:span>x<text:span text:style-name="T2">0</text:span></text:p>
          </table:table-cell>
          <table:table-cell table:style-name="Table1.A1" office:value-type="string">
            <text:p text:style-name="P20">a<text:span text:style-name="T11">1</text:span>x<text:span text:style-name="T2">1</text:span></text:p>
          </table:table-cell>
          <table:table-cell table:style-name="Table1.A1" office:value-type="string">
            <text:p text:style-name="P20">a<text:span text:style-name="T11">2</text:span>x<text:span text:style-name="T2">2</text:span></text:p>
          </table:table-cell>
          <table:table-cell table:style-name="Table1.E1" office:value-type="string">
            <text:p text:style-name="P20">a<text:span text:style-name="T11">3</text:span>x<text:span text:style-name="T2">3</text:span></text:p>
          </table:table-cell>
        </table:table-row>
        <table:table-row>
          <table:table-cell table:style-name="Table1.A2" office:value-type="string">
            <text:p text:style-name="P20">b<text:span text:style-name="T11">0</text:span>x<text:span text:style-name="T2">0</text:span></text:p>
          </table:table-cell>
          <table:table-cell table:style-name="Table1.B2" office:value-type="string">
            <text:p text:style-name="P17">a<text:span text:style-name="T11">0</text:span>b<text:span text:style-name="T11">0</text:span>x<text:span text:style-name="T2">1</text:span></text:p>
          </table:table-cell>
          <table:table-cell table:style-name="Table1.C2" office:value-type="string">
            <text:p text:style-name="P17">½ a<text:span text:style-name="T11">1</text:span>b<text:span text:style-name="T11">0</text:span>x<text:span text:style-name="T2">2</text:span></text:p>
          </table:table-cell>
          <table:table-cell table:style-name="Table1.D2" office:value-type="string">
            <text:p text:style-name="P17">1/3 a<text:span text:style-name="T11">2</text:span>b<text:span text:style-name="T11">0</text:span>x<text:span text:style-name="T2">3</text:span></text:p>
          </table:table-cell>
          <table:table-cell table:style-name="Table1.E2" office:value-type="string">
            <text:p text:style-name="P17">¼ a<text:span text:style-name="T11">3</text:span>b<text:span text:style-name="T11">0</text:span>x<text:span text:style-name="T2">4</text:span></text:p>
          </table:table-cell>
        </table:table-row>
        <table:table-row>
          <table:table-cell table:style-name="Table1.A2" office:value-type="string">
            <text:p text:style-name="P20">b<text:span text:style-name="T11">1</text:span>x<text:span text:style-name="T2">1</text:span></text:p>
          </table:table-cell>
          <table:table-cell table:style-name="Table1.C2" office:value-type="string">
            <text:p text:style-name="P17">½ a<text:span text:style-name="T11">0</text:span>b<text:span text:style-name="T11">1</text:span>x<text:span text:style-name="T2">2</text:span></text:p>
          </table:table-cell>
          <table:table-cell table:style-name="Table1.D2" office:value-type="string">
            <text:p text:style-name="P17">1/3 a<text:span text:style-name="T11">1</text:span>b<text:span text:style-name="T11">1</text:span>x<text:span text:style-name="T2">3</text:span></text:p>
          </table:table-cell>
          <table:table-cell table:style-name="Table1.D3" office:value-type="string">
            <text:p text:style-name="P17">¼ a<text:span text:style-name="T11">2</text:span>b<text:span text:style-name="T11">1</text:span>x<text:span text:style-name="T2">4</text:span></text:p>
          </table:table-cell>
          <table:table-cell table:style-name="Table1.E3" office:value-type="string">
            <text:p text:style-name="P18">1/5 a<text:span text:style-name="T11">3</text:span>b<text:span text:style-name="T11">1</text:span>x<text:span text:style-name="T2">5</text:span></text:p>
          </table:table-cell>
        </table:table-row>
        <table:table-row>
          <table:table-cell table:style-name="Table1.A2" office:value-type="string">
            <text:p text:style-name="P20">b<text:span text:style-name="T11">2</text:span>x<text:span text:style-name="T2">2</text:span></text:p>
          </table:table-cell>
          <table:table-cell table:style-name="Table1.D2" office:value-type="string">
            <text:p text:style-name="P17">1/3 a<text:span text:style-name="T11">0</text:span>b<text:span text:style-name="T11">2</text:span>x<text:span text:style-name="T2">3</text:span></text:p>
          </table:table-cell>
          <table:table-cell table:style-name="Table1.D3" office:value-type="string">
            <text:p text:style-name="P17">¼ a<text:span text:style-name="T11">1</text:span>b<text:span text:style-name="T11">2</text:span>x<text:span text:style-name="T2">4</text:span></text:p>
          </table:table-cell>
          <table:table-cell table:style-name="Table1.D4" office:value-type="string">
            <text:p text:style-name="P18">1/5 a<text:span text:style-name="T11">2</text:span>b<text:span text:style-name="T11">2</text:span>x<text:span text:style-name="T2">5</text:span></text:p>
          </table:table-cell>
          <table:table-cell table:style-name="Table1.E4" office:value-type="string">
            <text:p text:style-name="P18">1/6 a<text:span text:style-name="T11">3</text:span>b<text:span text:style-name="T11">2</text:span>x<text:span text:style-name="T2">6</text:span></text:p>
          </table:table-cell>
        </table:table-row>
        <table:table-row>
          <table:table-cell table:style-name="Table1.A2" office:value-type="string">
            <text:p text:style-name="P20">b<text:span text:style-name="T11">3</text:span>x<text:span text:style-name="T2">3</text:span></text:p>
          </table:table-cell>
          <table:table-cell table:style-name="Table1.D3" office:value-type="string">
            <text:p text:style-name="P17">¼ a<text:span text:style-name="T11">0</text:span>b<text:span text:style-name="T11">3</text:span>x<text:span text:style-name="T2">4</text:span></text:p>
          </table:table-cell>
          <table:table-cell table:style-name="Table1.D4" office:value-type="string">
            <text:p text:style-name="P18">1/5 a<text:span text:style-name="T11">1</text:span>b<text:span text:style-name="T11">3</text:span>x<text:span text:style-name="T2">5</text:span></text:p>
          </table:table-cell>
          <table:table-cell table:style-name="Table1.D5" office:value-type="string">
            <text:p text:style-name="P18">1/6 a<text:span text:style-name="T11">2</text:span>b<text:span text:style-name="T11">3</text:span>x<text:span text:style-name="T2">6</text:span></text:p>
          </table:table-cell>
          <table:table-cell table:style-name="Table1.E5" office:value-type="string">
            <text:p text:style-name="P18">1/7 a<text:span text:style-name="T11">3</text:span>b<text:span text:style-name="T11">3</text:span>x<text:span text:style-name="T2">7</text:span></text:p>
          </table:table-cell>
        </table:table-row>
      </table:table>
      <text:p text:style-name="P6"/>
      <text:p text:style-name="P15">This pattern can be used to compute the coefficients of the integral polynomial directly:</text:p>
      <text:p text:style-name="P6"/>
      <text:p text:style-name="P6"><text:tab/>∑ <text:span text:style-name="T25">i n+m-1 { </text:span><text:span text:style-name="T19">(i+1)</text:span><text:span text:style-name="T7">-1</text:span><text:span text:style-name="T19"> </text:span><text:span text:style-name="T16">∑ </text:span><text:span text:style-name="T20">j i</text:span><text:span text:style-name="T21">+1</text:span><text:span text:style-name="T20"> { </text:span><text:span text:style-name="T18">a</text:span><text:span text:style-name="T13">i-</text:span><text:span text:style-name="T15">j</text:span><text:span text:style-name="T18">b</text:span><text:span text:style-name="T14">j</text:span><text:span text:style-name="T19"> </text:span><text:span text:style-name="T20">} </text:span><text:span text:style-name="T18">x</text:span><text:span text:style-name="T6">i</text:span><text:span text:style-name="T8">+1</text:span><text:span text:style-name="T25"> } + C</text:span></text:p>
      <text:p text:style-name="P6"/>
      <text:p text:style-name="P15">If the polynomials are represented as vectors with coefficients,<text:line-break/>then this formula must use zero when the index is out of bound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20:14.182542000</meta:creation-date>
    <dc:date>2020-04-28T00:19:20.781297000</dc:date>
    <meta:editing-duration>PT4M3S</meta:editing-duration>
    <meta:editing-cycles>1</meta:editing-cycles>
    <meta:document-statistic meta:table-count="1" meta:image-count="0" meta:object-count="0" meta:page-count="2" meta:paragraph-count="76" meta:word-count="519" meta:character-count="2292" meta:non-whitespace-character-count="1800"/>
    <meta:generator>LibreOffice/5.1.2.2$MacOSX_X86_64 LibreOffice_project/d3bf12ecb743fc0d20e0be0c58ca359301eb705f</meta:generator>
  </office:meta>
</office:document-meta>
</file>